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86">
      <style:graphic-properties draw:fill="none" draw:stroke="solid" svg:stroke-width="0.00694in" svg:stroke-color="#000000" draw:marker-end="a685" svg:stroke-opacity="100%" draw:stroke-linejoin="miter" svg:stroke-linecap="butt"/>
    </style:style>
    <style:style style:family="graphic" style:name="a688">
      <style:graphic-properties draw:fill="none" draw:stroke="solid" svg:stroke-width="0.00694in" svg:stroke-color="#000000" draw:marker-end="a687" svg:stroke-opacity="100%" draw:stroke-linejoin="miter" svg:stroke-linecap="butt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draw:fill="none" draw:stroke="solid" svg:stroke-width="0.00694in" svg:stroke-color="#5b9bd5" draw:marker-end="a476" svg:stroke-opacity="100%" draw:stroke-linejoin="miter" svg:stroke-linecap="butt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9">
      <style:graphic-properties draw:fill="none" draw:stroke="solid" svg:stroke-width="0.00694in" svg:stroke-color="#5b9bd5" draw:marker-end="a478" svg:stroke-opacity="100%" draw:stroke-linejoin="miter" svg:stroke-linecap="butt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draw:fill="none" draw:stroke="solid" svg:stroke-width="0.00694in" svg:stroke-color="#000000" draw:marker-end="a689" svg:stroke-opacity="100%" draw:stroke-linejoin="miter" svg:stroke-linecap="butt"/>
    </style:style>
    <style:style style:family="graphic" style:name="a692">
      <style:graphic-properties draw:fill="none" draw:stroke="solid" svg:stroke-width="0.00694in" svg:stroke-color="#000000" draw:marker-end="a691" svg:stroke-opacity="100%" draw:stroke-linejoin="miter" svg:stroke-linecap="butt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0694in" svg:stroke-color="#5b9bd5" draw:marker-end="a480" svg:stroke-opacity="100%" draw:stroke-linejoin="miter" svg:stroke-linecap="butt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none" draw:stroke="solid" svg:stroke-width="0.00694in" svg:stroke-color="#5b9bd5" draw:marker-end="a482" svg:stroke-opacity="100%" draw:stroke-linejoin="miter" svg:stroke-linecap="butt"/>
    </style:style>
    <style:style style:family="graphic" style:name="a485">
      <style:graphic-properties draw:fill="none" draw:stroke="solid" svg:stroke-width="0.00694in" svg:stroke-color="#5b9bd5" draw:marker-end="a484" svg:stroke-opacity="100%" draw:stroke-linejoin="miter" svg:stroke-linecap="butt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draw:fill="none" draw:stroke="solid" svg:stroke-width="0.00694in" svg:stroke-color="#5b9bd5" draw:marker-end="a486" svg:stroke-opacity="100%" draw:stroke-linejoin="miter" svg:stroke-linecap="butt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solid" svg:stroke-width="0.00694in" svg:stroke-color="#000000" draw:marker-end="a599" svg:stroke-opacity="100%" draw:stroke-linejoin="miter" svg:stroke-linecap="butt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2">
      <style:graphic-properties draw:fill="none" draw:stroke="solid" svg:stroke-width="0.00694in" svg:stroke-color="#000000" draw:marker-end="a601" svg:stroke-opacity="100%" draw:stroke-linejoin="miter" svg:stroke-linecap="butt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none" draw:stroke="solid" svg:stroke-width="0.00694in" svg:stroke-color="#000000" draw:marker-end="a603" svg:stroke-opacity="100%" draw:stroke-linejoin="miter" svg:stroke-linecap="butt"/>
    </style:style>
    <style:style style:family="graphic" style:name="a606">
      <style:graphic-properties draw:fill="none" draw:stroke="solid" svg:stroke-width="0.00694in" svg:stroke-color="#000000" draw:marker-end="a605" svg:stroke-opacity="100%" draw:stroke-linejoin="miter" svg:stroke-linecap="butt"/>
    </style:style>
    <style:style style:family="graphic" style:name="a608">
      <style:graphic-properties draw:fill="none" draw:stroke="solid" svg:stroke-width="0.00694in" svg:stroke-color="#000000" draw:marker-end="a607" svg:stroke-opacity="100%" draw:stroke-linejoin="miter" svg:stroke-linecap="butt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2">
      <style:graphic-properties draw:fill="none" draw:stroke="solid" svg:stroke-width="0.00694in" svg:stroke-color="#5b9bd5" draw:marker-end="a491" svg:stroke-opacity="100%" draw:stroke-linejoin="miter" svg:stroke-linecap="butt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draw:fill="none" draw:stroke="solid" svg:stroke-width="0.00694in" svg:stroke-color="#000000" draw:marker-end="a609" svg:stroke-opacity="100%" draw:stroke-linejoin="miter" svg:stroke-linecap="butt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0694in" svg:stroke-color="#5b9bd5" draw:marker-end="a399" svg:stroke-opacity="100%" draw:stroke-linejoin="miter" svg:stroke-linecap="butt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0694in" svg:stroke-color="#5b9bd5" draw:marker-end="a401" svg:stroke-opacity="100%" draw:stroke-linejoin="miter" svg:stroke-linecap="butt"/>
    </style:style>
    <style:style style:family="graphic" style:name="a404">
      <style:graphic-properties draw:fill="none" draw:stroke="solid" svg:stroke-width="0.00694in" svg:stroke-color="#5b9bd5" draw:marker-end="a403" svg:stroke-opacity="100%" draw:stroke-linejoin="miter" svg:stroke-linecap="butt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0694in" svg:stroke-color="#5b9bd5" draw:marker-end="a408" svg:stroke-opacity="100%" draw:stroke-linejoin="miter" svg:stroke-linecap="butt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>
      <style:graphic-properties draw:fill="none" draw:stroke="solid" svg:stroke-width="0.00694in" svg:stroke-color="#000000" draw:marker-end="a577" svg:stroke-opacity="100%" draw:stroke-linejoin="miter" svg:stroke-linecap="butt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0694in" svg:stroke-color="#000000" draw:marker-end="a579" svg:stroke-opacity="100%" draw:stroke-linejoin="miter" svg:stroke-linecap="butt"/>
    </style:style>
    <style:style style:family="graphic" style:name="a582">
      <style:graphic-properties draw:fill="none" draw:stroke="solid" svg:stroke-width="0.00694in" svg:stroke-color="#000000" draw:marker-end="a581" svg:stroke-opacity="100%" draw:stroke-linejoin="miter" svg:stroke-linecap="butt"/>
    </style:style>
    <style:style style:family="graphic" style:name="a584">
      <style:graphic-properties draw:fill="none" draw:stroke="solid" svg:stroke-width="0.00694in" svg:stroke-color="#000000" draw:marker-end="a583" svg:stroke-opacity="100%" draw:stroke-linejoin="miter" svg:stroke-linecap="butt"/>
    </style:style>
    <style:style style:family="graphic" style:name="a586">
      <style:graphic-properties draw:fill="none" draw:stroke="solid" svg:stroke-width="0.00694in" svg:stroke-color="#000000" draw:marker-end="a585" svg:stroke-opacity="100%" draw:stroke-linejoin="miter" svg:stroke-linecap="butt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0694in" svg:stroke-color="#000000" draw:marker-end="a587" svg:stroke-opacity="100%" draw:stroke-linejoin="miter" svg:stroke-linecap="butt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2">
      <style:graphic-properties draw:fill="none" draw:stroke="solid" svg:stroke-width="0.00694in" svg:stroke-color="#000000" draw:marker-end="a701" svg:stroke-opacity="100%" draw:stroke-linejoin="miter" svg:stroke-linecap="butt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draw:fill="none" draw:stroke="solid" svg:stroke-width="0.00694in" svg:stroke-color="#000000" draw:marker-end="a703" svg:stroke-opacity="100%" draw:stroke-linejoin="miter" svg:stroke-linecap="butt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none" draw:stroke="solid" svg:stroke-width="0.00694in" svg:stroke-color="#5b9bd5" draw:marker-end="a434" svg:stroke-opacity="100%" draw:stroke-linejoin="miter" svg:stroke-linecap="butt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none" draw:stroke="solid" svg:stroke-width="0.00694in" svg:stroke-color="#5b9bd5" draw:marker-end="a436" svg:stroke-opacity="100%" draw:stroke-linejoin="miter" svg:stroke-linecap="butt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9">
      <style:graphic-properties draw:fill="none" draw:stroke="solid" svg:stroke-width="0.00694in" svg:stroke-color="#5b9bd5" draw:marker-end="a438" svg:stroke-opacity="100%" draw:stroke-linejoin="miter" svg:stroke-linecap="butt"/>
    </style:style>
    <style:style style:family="graphic" style:name="a590">
      <style:graphic-properties draw:fill="none" draw:stroke="solid" svg:stroke-width="0.00694in" svg:stroke-color="#000000" draw:marker-end="a589" svg:stroke-opacity="100%" draw:stroke-linejoin="miter" svg:stroke-linecap="butt"/>
    </style:style>
    <style:style style:family="graphic" style:name="a592">
      <style:graphic-properties draw:fill="none" draw:stroke="solid" svg:stroke-width="0.00694in" svg:stroke-color="#000000" draw:marker-end="a591" svg:stroke-opacity="100%" draw:stroke-linejoin="miter" svg:stroke-linecap="butt"/>
    </style:style>
    <style:style style:family="graphic" style:name="a594">
      <style:graphic-properties draw:fill="none" draw:stroke="solid" svg:stroke-width="0.00694in" svg:stroke-color="#000000" draw:marker-end="a593" svg:stroke-opacity="100%" draw:stroke-linejoin="miter" svg:stroke-linecap="butt"/>
    </style:style>
    <style:style style:family="graphic" style:name="a596">
      <style:graphic-properties draw:fill="none" draw:stroke="solid" svg:stroke-width="0.00694in" svg:stroke-color="#000000" draw:marker-end="a595" svg:stroke-opacity="100%" draw:stroke-linejoin="miter" svg:stroke-linecap="butt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none" draw:stroke="solid" svg:stroke-width="0.00694in" svg:stroke-color="#000000" draw:marker-end="a651" svg:stroke-opacity="100%" draw:stroke-linejoin="miter" svg:stroke-linecap="butt"/>
    </style:style>
    <style:style style:family="graphic" style:name="a598">
      <style:graphic-properties draw:fill="none" draw:stroke="solid" svg:stroke-width="0.00694in" svg:stroke-color="#000000" draw:marker-end="a597" svg:stroke-opacity="100%" draw:stroke-linejoin="miter" svg:stroke-linecap="butt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4">
      <style:graphic-properties draw:fill="none" draw:stroke="solid" svg:stroke-width="0.00694in" svg:stroke-color="#000000" draw:marker-end="a653" svg:stroke-opacity="100%" draw:stroke-linejoin="miter" svg:stroke-linecap="butt"/>
    </style:style>
    <style:style style:family="graphic" style:name="a383">
      <style:graphic-properties draw:fill="none" draw:stroke="solid" svg:stroke-width="0.00694in" svg:stroke-color="#5b9bd5" draw:marker-end="a382" svg:stroke-opacity="100%" draw:stroke-linejoin="miter" svg:stroke-linecap="butt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solid" svg:stroke-width="0.00694in" svg:stroke-color="#5b9bd5" draw:marker-end="a384" svg:stroke-opacity="100%" draw:stroke-linejoin="miter" svg:stroke-linecap="butt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none" draw:stroke="solid" svg:stroke-width="0.00694in" svg:stroke-color="#5b9bd5" draw:marker-end="a440" svg:stroke-opacity="100%" draw:stroke-linejoin="miter" svg:stroke-linecap="butt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draw:fill="none" draw:stroke="solid" svg:stroke-width="0.00694in" svg:stroke-color="#5b9bd5" draw:marker-end="a442" svg:stroke-opacity="100%" draw:stroke-linejoin="miter" svg:stroke-linecap="butt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0694in" svg:stroke-color="#5b9bd5" draw:marker-end="a447" svg:stroke-opacity="100%" draw:stroke-linejoin="miter" svg:stroke-linecap="butt"/>
    </style:style>
    <style:style style:family="graphic" style:name="a503">
      <style:graphic-properties draw:fill="none" draw:stroke="solid" svg:stroke-width="0.00694in" svg:stroke-color="#5b9bd5" draw:marker-end="a502" svg:stroke-opacity="100%" draw:stroke-linejoin="miter" svg:stroke-linecap="butt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none" draw:stroke="solid" svg:stroke-width="0.00694in" svg:stroke-color="#000000" draw:marker-end="a659" svg:stroke-opacity="100%" draw:stroke-linejoin="miter" svg:stroke-linecap="butt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2">
      <style:graphic-properties draw:fill="none" draw:stroke="solid" svg:stroke-width="0.00694in" svg:stroke-color="#5b9bd5" draw:marker-end="a391" svg:stroke-opacity="100%" draw:stroke-linejoin="miter" svg:stroke-linecap="butt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draw:fill="none" draw:stroke="solid" svg:stroke-width="0.00694in" svg:stroke-color="#5b9bd5" draw:marker-end="a393" svg:stroke-opacity="100%" draw:stroke-linejoin="miter" svg:stroke-linecap="butt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draw:fill="none" draw:stroke="solid" svg:stroke-width="0.00694in" svg:stroke-color="#5b9bd5" draw:marker-end="a449" svg:stroke-opacity="100%" draw:stroke-linejoin="miter" svg:stroke-linecap="butt"/>
    </style:style>
    <style:style style:family="graphic" style:name="a396">
      <style:graphic-properties draw:fill="none" draw:stroke="solid" svg:stroke-width="0.00694in" svg:stroke-color="#5b9bd5" draw:marker-end="a395" svg:stroke-opacity="100%" draw:stroke-linejoin="miter" svg:stroke-linecap="butt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0694in" svg:stroke-color="#5b9bd5" draw:marker-end="a397" svg:stroke-opacity="100%" draw:stroke-linejoin="miter" svg:stroke-linecap="butt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draw:fill="none" draw:stroke="solid" svg:stroke-width="0.00694in" svg:stroke-color="#5b9bd5" draw:marker-end="a455" svg:stroke-opacity="100%" draw:stroke-linejoin="miter" svg:stroke-linecap="butt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0694in" svg:stroke-color="#000000" draw:marker-end="a673" svg:stroke-opacity="100%" draw:stroke-linejoin="miter" svg:stroke-linecap="butt"/>
    </style:style>
    <style:style style:family="graphic" style:name="a676">
      <style:graphic-properties draw:fill="none" draw:stroke="solid" svg:stroke-width="0.00694in" svg:stroke-color="#000000" draw:marker-end="a675" svg:stroke-opacity="100%" draw:stroke-linejoin="miter" svg:stroke-linecap="butt"/>
    </style:style>
    <style:style style:family="graphic" style:name="a678">
      <style:graphic-properties draw:fill="none" draw:stroke="solid" svg:stroke-width="0.00694in" svg:stroke-color="#000000" draw:marker-end="a677" svg:stroke-opacity="100%" draw:stroke-linejoin="miter" svg:stroke-linecap="butt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draw:fill="none" draw:stroke="solid" svg:stroke-width="0.00694in" svg:stroke-color="#000000" draw:marker-end="a679" svg:stroke-opacity="100%" draw:stroke-linejoin="miter" svg:stroke-linecap="butt"/>
    </style:style>
    <style:style style:family="graphic" style:name="a682">
      <style:graphic-properties draw:fill="none" draw:stroke="solid" svg:stroke-width="0.00694in" svg:stroke-color="#000000" draw:marker-end="a681" svg:stroke-opacity="100%" draw:stroke-linejoin="miter" svg:stroke-linecap="butt"/>
    </style:style>
    <style:style style:family="graphic" style:name="a684">
      <style:graphic-properties draw:fill="none" draw:stroke="solid" svg:stroke-width="0.00694in" svg:stroke-color="#000000" draw:marker-end="a683" svg:stroke-opacity="100%" draw:stroke-linejoin="miter" svg:stroke-linecap="butt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custom-shape svg:x="2.39429in" svg:y="0.63742in" svg:width="1.71351in" svg:height="1.00874in" draw:id="id63" draw:style-name="a359" draw:name="Rectangle 3">
          <svg:title/>
          <svg:desc/>
          <text:p text:style-name="a358" text:class-names="" text:cond-style-name=""><text:span text:style-name="a357" text:class-names="">Plain Text Twee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0751in" svg:y="0.63742in" svg:width="1.71351in" svg:height="1.00874in" draw:id="id64" draw:style-name="a362" draw:name="Rectangle 4">
          <svg:title/>
          <svg:desc/>
          <text:p text:style-name="a361" text:class-names="" text:cond-style-name=""><text:span text:style-name="a360" text:class-names="">Parallel Twee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464in" svg:y="0.24976in" svg:width="2.58661in" svg:height="1.78406in" draw:id="id65" draw:style-name="a367" draw:name="Diamond 5">
          <svg:title/>
          <svg:desc/>
          <text:p text:style-name="a364" text:class-names="" text:cond-style-name=""><text:span text:style-name="a363" text:class-names="">Extraction</text:span></text:p>
          <text:p text:style-name="a366" text:class-names="" text:cond-style-name=""><text:span text:style-name="a365" text:class-names="">(1)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6.44919in" svg:y="2.40251in" svg:width="1.96177in" svg:height="1.71866in" draw:id="id66" draw:style-name="a370" draw:name="Oval 6">
          <svg:title/>
          <svg:desc/>
          <text:p text:style-name="a369" text:class-names="" text:cond-style-name=""><text:span text:style-name="a368" text:class-names="">Interface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38118in" svg:y="2.50595in" svg:width="2.01311in" svg:height="1.53873in" draw:id="id67" draw:style-name="a373" draw:name="Rectangle 8">
          <svg:title/>
          <svg:desc/>
          <text:p text:style-name="a372" text:class-names="" text:cond-style-name=""><text:span text:style-name="a371" text:class-names="">Supplement Corp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6224in" svg:y="5.48231in" svg:width="1.71351in" svg:height="0.98156in" draw:id="id68" draw:style-name="a376" draw:name="Rectangle 12">
          <svg:title/>
          <svg:desc/>
          <text:p text:style-name="a375" text:class-names="" text:cond-style-name=""><text:span text:style-name="a374" text:class-names="">Output JS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4838in" svg:y="5.19298in" svg:width="2.78029in" svg:height="1.58315in" draw:id="id69" draw:style-name="a381" draw:name="Diamond 14">
          <svg:title/>
          <svg:desc/>
          <text:p text:style-name="a378" text:class-names="" text:cond-style-name=""><text:span text:style-name="a377" text:class-names="">Translation</text:span></text:p>
          <text:p text:style-name="a380" text:class-names="" text:cond-style-name=""><text:span text:style-name="a379" text:class-names="">(3)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4.1078in" svg:y1="1.14179in" draw:start-shape="id63" draw:start-glue-point="1" svg:x2="6.1464in" svg:y2="1.14179in" draw:end-shape="id65" draw:end-glue-point="3" draw:id="id70" draw:style-name="a383" draw:name="Straight Arrow Connector 18">
          <svg:title/>
          <svg:desc/>
        </draw:connector>
        <draw:connector draw:type="line" svg:x1="11.0104in" svg:y1="4.04468in" svg:x2="11.0104in" svg:y2="5.07003in" draw:end-shape="id71" draw:end-glue-point="0" draw:id="id72" draw:style-name="a385" draw:name="Straight Arrow Connector 20">
          <svg:title/>
          <svg:desc/>
        </draw:connector>
        <draw:custom-shape svg:x="3.02222in" svg:y="2.40251in" svg:width="2.78364in" svg:height="1.74562in" draw:id="id73" draw:style-name="a390" draw:name="Diamond 33">
          <svg:title/>
          <svg:desc/>
          <text:p text:style-name="a387" text:class-names="" text:cond-style-name=""><text:span text:style-name="a386" text:class-names="">Normalizer</text:span></text:p>
          <text:p text:style-name="a389" text:class-names="" text:cond-style-name=""><text:span text:style-name="a388" text:class-names="">(2)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10.50751in" svg:y1="1.14179in" draw:start-shape="id64" draw:start-glue-point="3" svg:x2="8.73301in" svg:y2="1.14179in" draw:end-shape="id65" draw:end-glue-point="1" draw:id="id74" draw:style-name="a392" draw:name="Straight Arrow Connector 37">
          <svg:title/>
          <svg:desc/>
        </draw:connector>
        <draw:connector draw:type="line" svg:x1="6.44919in" svg:y1="3.26184in" draw:start-shape="id66" draw:start-glue-point="3" svg:x2="5.8436in" svg:y2="3.26184in" draw:id="id75" draw:style-name="a394" draw:name="Straight Arrow Connector 41">
          <svg:title/>
          <svg:desc/>
        </draw:connector>
        <draw:connector draw:type="line" svg:x1="2.39429in" svg:y1="3.27531in" draw:start-shape="id67" draw:start-glue-point="1" svg:x2="3.02222in" svg:y2="3.27532in" draw:end-shape="id73" draw:end-glue-point="3" draw:id="id76" draw:style-name="a396" draw:name="Straight Arrow Connector 44">
          <svg:title/>
          <svg:desc/>
        </draw:connector>
        <draw:connector draw:type="line" svg:x1="5.27575in" svg:y1="5.97309in" draw:start-shape="id68" draw:start-glue-point="1" svg:x2="6.04838in" svg:y2="5.98455in" draw:end-shape="id69" draw:end-glue-point="3" draw:id="id77" draw:style-name="a398" draw:name="Straight Arrow Connector 46">
          <svg:title/>
          <svg:desc/>
        </draw:connector>
        <draw:connector draw:type="line" svg:x1="7.4397in" svg:y1="2.03382in" draw:start-shape="id65" draw:start-glue-point="2" svg:x2="7.43007in" svg:y2="2.40251in" draw:end-shape="id66" draw:end-glue-point="0" draw:id="id78" draw:style-name="a400" draw:name="Straight Arrow Connector 50">
          <svg:title/>
          <svg:desc/>
        </draw:connector>
        <draw:connector draw:type="line" svg:x1="7.43852in" svg:y1="5.19298in" draw:start-shape="id69" draw:start-glue-point="0" svg:x2="7.43007in" svg:y2="4.12117in" draw:end-shape="id66" draw:end-glue-point="2" draw:id="id79" draw:style-name="a402" draw:name="Straight Arrow Connector 63">
          <svg:title/>
          <svg:desc/>
        </draw:connector>
        <draw:connector draw:type="line" svg:x1="4.4067in" svg:y1="4.12117in" svg:x2="4.4067in" svg:y2="5.48231in" draw:id="id80" draw:style-name="a404" draw:name="Straight Arrow Connector 85">
          <svg:title/>
          <svg:desc/>
        </draw:connector>
        <draw:custom-shape svg:x="10.1416in" svg:y="5.07003in" svg:width="1.73761in" svg:height="1.08101in" draw:id="id71" draw:style-name="a407" draw:name="Rectangle 88">
          <svg:title/>
          <svg:desc/>
          <text:p text:style-name="a406" text:class-names="" text:cond-style-name=""><text:span text:style-name="a405" text:class-names="">TER + BLEU Valu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1096in" svg:y1="3.26184in" draw:start-shape="id66" draw:start-glue-point="1" svg:x2="9.62026in" svg:y2="3.26183in" draw:end-shape="id81" draw:end-glue-point="3" draw:id="id82" draw:style-name="a409" draw:name="Straight Arrow Connector 99">
          <svg:title/>
          <svg:desc/>
        </draw:connector>
        <draw:custom-shape svg:x="9.62026in" svg:y="2.47026in" svg:width="2.78029in" svg:height="1.58315in" draw:id="id81" draw:style-name="a414" draw:name="Diamond 101">
          <svg:title/>
          <svg:desc/>
          <text:p text:style-name="a411" text:class-names="" text:cond-style-name=""><text:span text:style-name="a410" text:class-names="">Evaluation</text:span></text:p>
          <text:p text:style-name="a413" text:class-names="" text:cond-style-name=""><text:span text:style-name="a412" text:class-names="">(4)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</draw:page>
      <draw:page draw:name="Slide2" draw:style-name="a415" draw:master-page-name="Master1-Layout1-title-Title-Slide" presentation:presentation-page-layout-name="Master1-PPL1" draw:id="Slide-257">
        <draw:custom-shape svg:x="1.97676in" svg:y="2.07328in" svg:width="1.82557in" svg:height="1.42088in" draw:id="id83" draw:style-name="a418" draw:name="Oval 6">
          <svg:title/>
          <svg:desc/>
          <text:p text:style-name="a417" text:class-names="" text:cond-style-name=""><text:span text:style-name="a416" text:class-names="">Extractio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07152in" svg:y="0.82667in" svg:width="1.63606in" svg:height="0.8038in" draw:id="id84" draw:style-name="a421" draw:name="Rectangle 23">
          <svg:title/>
          <svg:desc/>
          <text:p text:style-name="a420" text:class-names="" text:cond-style-name=""><text:span text:style-name="a419" text:class-names="">Plain Text Twee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9041in" svg:y="2.38182in" svg:width="1.63606in" svg:height="0.8038in" draw:id="id85" draw:style-name="a424" draw:name="Rectangle 24">
          <svg:title/>
          <svg:desc/>
          <text:p text:style-name="a423" text:class-names="" text:cond-style-name=""><text:span text:style-name="a422" text:class-names="">JSON Fi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3047in" svg:y="2.15872in" svg:width="2.25297in" svg:height="1.25in" draw:id="id86" draw:style-name="a427" draw:name="Diamond 25">
          <svg:title/>
          <svg:desc/>
          <text:p text:style-name="a426" text:class-names="" text:cond-style-name=""><text:span text:style-name="a425" text:class-names="">Extraction of specific lines or ranges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4.42177in" svg:y="2.15872in" svg:width="2.40822in" svg:height="1.25in" draw:id="id87" draw:style-name="a430" draw:name="Diamond 27">
          <svg:title/>
          <svg:desc/>
          <text:p text:style-name="a429" text:class-names="" text:cond-style-name=""><text:span text:style-name="a428" text:class-names="">Encode in specific JSON format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10.08196in" svg:y="4.03915in" svg:width="2.25297in" svg:height="1.25in" draw:id="id88" draw:style-name="a433" draw:name="Diamond 28">
          <svg:title/>
          <svg:desc/>
          <text:p text:style-name="a432" text:class-names="" text:cond-style-name=""><text:span text:style-name="a431" text:class-names="">Upload to Interface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3.80233in" svg:y1="2.78372in" draw:start-shape="id83" draw:start-glue-point="1" svg:x2="4.42177in" svg:y2="2.78372in" draw:end-shape="id87" draw:end-glue-point="3" draw:id="id89" draw:style-name="a435" draw:name="Straight Arrow Connector 32">
          <svg:title/>
          <svg:desc/>
        </draw:connector>
        <draw:connector draw:type="line" svg:x1="6.82999in" svg:y1="2.78372in" svg:x2="7.33047in" svg:y2="2.78372in" draw:end-shape="id86" draw:end-glue-point="3" draw:id="id90" draw:style-name="a437" draw:name="Straight Arrow Connector 35">
          <svg:title/>
          <svg:desc/>
        </draw:connector>
        <draw:connector draw:type="line" svg:x1="9.58344in" svg:y1="2.78372in" svg:x2="10.39041in" svg:y2="2.78372in" draw:id="id91" draw:style-name="a439" draw:name="Straight Arrow Connector 39">
          <svg:title/>
          <svg:desc/>
        </draw:connector>
        <draw:connector draw:type="line" svg:x1="2.88955in" svg:y1="3.86586in" svg:x2="2.88955in" svg:y2="3.49416in" draw:end-shape="id83" draw:end-glue-point="2" draw:id="id92" draw:style-name="a441" draw:name="Straight Arrow Connector 42">
          <svg:title/>
          <svg:desc/>
        </draw:connector>
        <draw:connector draw:type="line" svg:x1="2.88955in" svg:y1="1.63047in" draw:start-shape="id84" draw:start-glue-point="2" svg:x2="2.88955in" svg:y2="2.07328in" draw:end-shape="id83" draw:end-glue-point="0" draw:id="id93" draw:style-name="a443" draw:name="Straight Arrow Connector 45">
          <svg:title/>
          <svg:desc/>
        </draw:connector>
        <draw:custom-shape svg:x="2.07152in" svg:y="3.86586in" svg:width="1.63606in" svg:height="0.8038in" draw:id="id94" draw:style-name="a446" draw:name="Rectangle 93">
          <svg:title/>
          <svg:desc/>
          <text:p text:style-name="a445" text:class-names="" text:cond-style-name=""><text:span text:style-name="a444" text:class-names="">JSON Fi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8955in" svg:y1="3.86586in" svg:x2="2.88954in" svg:y2="3.49416in" draw:id="id95" draw:style-name="a448" draw:name="Straight Arrow Connector 42">
          <svg:title/>
          <svg:desc/>
        </draw:connector>
        <draw:connector draw:type="line" svg:x1="11.20844in" svg:y1="3.18562in" draw:start-shape="id85" draw:start-glue-point="2" svg:x2="11.20844in" svg:y2="4.03915in" draw:end-shape="id88" draw:end-glue-point="0" draw:id="id96" draw:style-name="a450" draw:name="Straight Arrow Connector 35">
          <svg:title/>
          <svg:desc/>
        </draw:connector>
        <draw:custom-shape svg:x="10.29566in" svg:y="5.68372in" svg:width="1.82557in" svg:height="1.42088in" draw:id="id97" draw:style-name="a454" draw:name="Oval 6">
          <svg:title/>
          <svg:desc/>
          <text:p text:style-name="a453" text:class-names="" text:cond-style-name=""><text:span text:style-name="a451" text:class-names="">Interface</text:span><text:span text:style-name="a4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1.20844in" svg:y1="5.28767in" svg:x2="11.20844in" svg:y2="5.68372in" draw:end-shape="id97" draw:end-glue-point="0" draw:id="id98" draw:style-name="a456" draw:name="Straight Arrow Connector 35">
          <svg:title/>
          <svg:desc/>
        </draw:connector>
      </draw:page>
      <draw:page draw:name="Slide3" draw:style-name="a457" draw:master-page-name="Master1-Layout1-title-Title-Slide" presentation:presentation-page-layout-name="Master1-PPL1" draw:id="Slide-258">
        <draw:custom-shape svg:x="0.26148in" svg:y="0.34321in" svg:width="1.98535in" svg:height="1.37613in" draw:id="id99" draw:style-name="a460" draw:name="Oval 6">
          <svg:title/>
          <svg:desc/>
          <text:p text:style-name="a459" text:class-names="" text:cond-style-name=""><text:span text:style-name="a458" text:class-names="">Normalizatio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6298in" svg:y="0.6608in" svg:width="1.63606in" svg:height="0.8038in" draw:id="id100" draw:style-name="a463" draw:name="Rectangle 23">
          <svg:title/>
          <svg:desc/>
          <text:p text:style-name="a462" text:class-names="" text:cond-style-name=""><text:span text:style-name="a461" text:class-names="">Previous Analysi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767in" svg:y="0.72409in" svg:width="1.16288in" svg:height="0.67722in" draw:id="id101" draw:style-name="a466" draw:name="Rectangle 24">
          <svg:title/>
          <svg:desc/>
          <text:p text:style-name="a465" text:class-names="" text:cond-style-name=""><text:span text:style-name="a464" text:class-names="">Twe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1708in" svg:y="2.08153in" svg:width="1.72785in" svg:height="0.79251in" draw:id="id102" draw:style-name="a469" draw:name="Diamond 25">
          <svg:title/>
          <svg:desc/>
          <text:p text:style-name="a468" text:class-names="" text:cond-style-name=""><text:span text:style-name="a467" text:class-names="">Selection Script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4.29852in" svg:y="0.40605in" svg:width="2.35349in" svg:height="1.31329in" draw:id="id103" draw:style-name="a472" draw:name="Diamond 26">
          <svg:title/>
          <svg:desc/>
          <text:p text:style-name="a471" text:class-names="" text:cond-style-name=""><text:span text:style-name="a470" text:class-names="">Regex Normalization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1.77194in" svg:y="3.26844in" svg:width="1.70058in" svg:height="0.75001in" draw:id="id104" draw:style-name="a475" draw:name="Oval 29">
          <svg:title/>
          <svg:desc/>
          <text:p text:style-name="a474" text:class-names="" text:cond-style-name=""><text:span text:style-name="a473" text:class-names="">Translatio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51831in" svg:y1="1.6877in" draw:start-shape="id105" draw:start-glue-point="2" svg:x2="8.51831in" svg:y2="2.95745in" draw:end-shape="id106" draw:end-glue-point="0" draw:id="id107" draw:style-name="a477" draw:name="Straight Arrow Connector 30">
          <svg:title/>
          <svg:desc/>
        </draw:connector>
        <draw:connector draw:type="line" svg:x1="11.98101in" svg:y1="1.4646in" draw:start-shape="id100" draw:start-glue-point="2" svg:x2="11.981in" svg:y2="2.08153in" draw:end-shape="id102" draw:end-glue-point="0" draw:id="id108" draw:style-name="a479" draw:name="Straight Arrow Connector 32">
          <svg:title/>
          <svg:desc/>
        </draw:connector>
        <draw:connector draw:type="line" svg:x1="6.65201in" svg:y1="1.06269in" draw:start-shape="id103" draw:start-glue-point="1" svg:x2="7.39183in" svg:y2="1.0627in" draw:end-shape="id105" draw:end-glue-point="3" draw:id="id109" draw:style-name="a481" draw:name="Straight Arrow Connector 34">
          <svg:title/>
          <svg:desc/>
        </draw:connector>
        <draw:connector draw:type="line" svg:x1="11.21963in" svg:y1="3.58041in" draw:start-shape="id110" draw:start-glue-point="3" svg:x2="9.6448in" svg:y2="3.58245in" draw:end-shape="id106" draw:end-glue-point="1" draw:id="id111" draw:style-name="a483" draw:name="Straight Arrow Connector 35">
          <svg:title/>
          <svg:desc/>
        </draw:connector>
        <draw:connector draw:type="line" svg:x1="4.75476in" svg:y1="3.65323in" draw:start-shape="id112" draw:start-glue-point="3" svg:x2="3.47252in" svg:y2="3.64344in" draw:end-shape="id104" draw:end-glue-point="1" draw:id="id113" draw:style-name="a485" draw:name="Straight Arrow Connector 39">
          <svg:title/>
          <svg:desc/>
        </draw:connector>
        <draw:connector draw:type="line" svg:x1="7.39025in" svg:y1="3.58041in" svg:x2="6.27753in" svg:y2="3.58041in" draw:id="id114" draw:style-name="a487" draw:name="Straight Arrow Connector 42">
          <svg:title/>
          <svg:desc/>
        </draw:connector>
        <draw:custom-shape svg:x="4.75476in" svg:y="3.288in" svg:width="1.52276in" svg:height="0.73045in" draw:id="id112" draw:style-name="a490" draw:name="Rectangle 31">
          <svg:title/>
          <svg:desc/>
          <text:p text:style-name="a489" text:class-names="" text:cond-style-name=""><text:span text:style-name="a488" text:class-names="">Output JS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4684in" svg:y1="1.0627in" svg:x2="2.7767in" svg:y2="1.0627in" draw:end-shape="id101" draw:end-glue-point="3" draw:id="id115" draw:style-name="a492" draw:name="Straight Arrow Connector 37">
          <svg:title/>
          <svg:desc/>
        </draw:connector>
        <draw:custom-shape svg:x="7.39183in" svg:y="0.4377in" svg:width="2.25297in" svg:height="1.25in" draw:id="id105" draw:style-name="a495" draw:name="Diamond 47">
          <svg:title/>
          <svg:desc/>
          <text:p text:style-name="a494" text:class-names="" text:cond-style-name=""><text:span text:style-name="a493" text:class-names="">Slang Dictionary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7.39183in" svg:y="2.95745in" svg:width="2.25297in" svg:height="1.25in" draw:id="id106" draw:style-name="a498" draw:name="Diamond 48">
          <svg:title/>
          <svg:desc/>
          <text:p text:style-name="a497" text:class-names="" text:cond-style-name=""><text:span text:style-name="a496" text:class-names="">Spellcheck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11.21963in" svg:y="3.288in" svg:width="1.52276in" svg:height="0.58483in" draw:id="id110" draw:style-name="a501" draw:name="Rectangle 50">
          <svg:title/>
          <svg:desc/>
          <text:p text:style-name="a500" text:class-names="" text:cond-style-name=""><text:span text:style-name="a499" text:class-names="">Corpu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98101in" svg:y1="2.83724in" svg:x2="11.98101in" svg:y2="3.2979in" draw:id="id116" draw:style-name="a503" draw:name="Straight Arrow Connector 57">
          <svg:title/>
          <svg:desc/>
        </draw:connector>
      </draw:page>
      <draw:page draw:name="Slide5" draw:style-name="a504" draw:master-page-name="Master1-Layout1-title-Title-Slide" presentation:presentation-page-layout-name="Master1-PPL1" draw:id="Slide-260">
        <draw:custom-shape svg:x="4.80137in" svg:y="0.21575in" svg:width="1.84931in" svg:height="0.79452in" draw:id="id117" draw:style-name="a508" draw:name="Rounded Rectangle 19">
          <svg:title/>
          <svg:desc/>
          <text:p text:style-name="a507" text:class-names="" text:cond-style-name=""><text:span text:style-name="a505" text:class-names="">Project Research and Literature Analysis</text:span><text:span text:style-name="a5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1.49315in" svg:width="1.84931in" svg:height="0.79452in" draw:id="id118" draw:style-name="a512" draw:name="Rounded Rectangle 20">
          <svg:title/>
          <svg:desc/>
          <text:p text:style-name="a511" text:class-names="" text:cond-style-name=""><text:span text:style-name="a509" text:class-names="">Extraction</text:span><text:span text:style-name="a5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2.77055in" svg:width="1.84931in" svg:height="0.79452in" draw:id="id119" draw:style-name="a516" draw:name="Rounded Rectangle 21">
          <svg:title/>
          <svg:desc/>
          <text:p text:style-name="a515" text:class-names="" text:cond-style-name=""><text:span text:style-name="a513" text:class-names="">Normalization</text:span><text:span text:style-name="a5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4.04794in" svg:width="1.84931in" svg:height="0.79452in" draw:id="id120" draw:style-name="a520" draw:name="Rounded Rectangle 22">
          <svg:title/>
          <svg:desc/>
          <text:p text:style-name="a519" text:class-names="" text:cond-style-name=""><text:span text:style-name="a517" text:class-names="">Translation</text:span><text:span text:style-name="a5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5.32534in" svg:width="1.84931in" svg:height="0.79452in" draw:id="id121" draw:style-name="a524" draw:name="Rounded Rectangle 23">
          <svg:title/>
          <svg:desc/>
          <text:p text:style-name="a523" text:class-names="" text:cond-style-name=""><text:span text:style-name="a521" text:class-names="">Evaluation</text:span><text:span text:style-name="a5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6.60273in" svg:width="1.84931in" svg:height="0.79452in" draw:id="id122" draw:style-name="a528" draw:name="Rounded Rectangle 24">
          <svg:title/>
          <svg:desc/>
          <text:p text:style-name="a527" text:class-names="" text:cond-style-name=""><text:span text:style-name="a525" text:class-names="">Presentation of Results</text:span><text:span text:style-name="a5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3in" svg:y="0.80479in" svg:width="1.5274in" svg:height="0.56164in" draw:id="id123" draw:style-name="a532" draw:name="Rounded Rectangle 26">
          <svg:title/>
          <svg:desc/>
          <text:p text:style-name="a531" text:class-names="" text:cond-style-name=""><text:span text:style-name="a529" text:class-names="">Categorization of Tokens</text:span><text:span text:style-name="a5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2.89725in" svg:width="1.5274in" svg:height="0.54111in" draw:id="id124" draw:style-name="a536" draw:name="Rounded Rectangle 28">
          <svg:title/>
          <svg:desc/>
          <text:p text:style-name="a535" text:class-names="" text:cond-style-name=""><text:span text:style-name="a533" text:class-names="">Technique Testing</text:span><text:span text:style-name="a5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1.60959in" svg:width="1.5274in" svg:height="0.56164in" draw:id="id125" draw:style-name="a540" draw:name="Rounded Rectangle 37">
          <svg:title/>
          <svg:desc/>
          <text:p text:style-name="a539" text:class-names="" text:cond-style-name=""><text:span text:style-name="a537" text:class-names="">Categorization of Tokens</text:span><text:span text:style-name="a5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2.39212in" svg:width="1.5274in" svg:height="0.56164in" draw:id="id126" draw:style-name="a544" draw:name="Rounded Rectangle 38">
          <svg:title/>
          <svg:desc/>
          <text:p text:style-name="a543" text:class-names="" text:cond-style-name=""><text:span text:style-name="a541" text:class-names="">Categorization of Tokens</text:span><text:span text:style-name="a5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2.12157in" svg:width="1.5274in" svg:height="0.54111in" draw:id="id127" draw:style-name="a548" draw:name="Rounded Rectangle 39">
          <svg:title/>
          <svg:desc/>
          <text:p text:style-name="a547" text:class-names="" text:cond-style-name=""><text:span text:style-name="a545" text:class-names="">Technique Implementation</text:span><text:span text:style-name="a5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3.67294in" svg:width="1.5274in" svg:height="0.54111in" draw:id="id128" draw:style-name="a552" draw:name="Rounded Rectangle 40">
          <svg:title/>
          <svg:desc/>
          <text:p text:style-name="a551" text:class-names="" text:cond-style-name=""><text:span text:style-name="a549" text:class-names="">Problem Analysis</text:span><text:span text:style-name="a5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4.17465in" svg:width="1.5274in" svg:height="0.54111in" draw:id="id129" draw:style-name="a556" draw:name="Rounded Rectangle 41">
          <svg:title/>
          <svg:desc/>
          <text:p text:style-name="a555" text:class-names="" text:cond-style-name=""><text:span text:style-name="a553" text:class-names="">Translation of Tweets</text:span><text:span text:style-name="a5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3.40239in" svg:width="1.5274in" svg:height="0.54111in" draw:id="id130" draw:style-name="a560" draw:name="Rounded Rectangle 42">
          <svg:title/>
          <svg:desc/>
          <text:p text:style-name="a559" text:class-names="" text:cond-style-name=""><text:span text:style-name="a557" text:class-names="">API Implementation</text:span><text:span text:style-name="a5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71232in" svg:y="4.94691in" svg:width="1.5274in" svg:height="0.54111in" draw:id="id131" draw:style-name="a564" draw:name="Rounded Rectangle 43">
          <svg:title/>
          <svg:desc/>
          <text:p text:style-name="a563" text:class-names="" text:cond-style-name=""><text:span text:style-name="a561" text:class-names="">File Output</text:span><text:span text:style-name="a5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5.45205in" svg:width="1.5274in" svg:height="0.54111in" draw:id="id132" draw:style-name="a568" draw:name="Rounded Rectangle 44">
          <svg:title/>
          <svg:desc/>
          <text:p text:style-name="a567" text:class-names="" text:cond-style-name=""><text:span text:style-name="a565" text:class-names="">TER Evaluation</text:span><text:span text:style-name="a5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4.67636in" svg:width="1.5274in" svg:height="0.54111in" draw:id="id133" draw:style-name="a572" draw:name="Rounded Rectangle 45">
          <svg:title/>
          <svg:desc/>
          <text:p text:style-name="a571" text:class-names="" text:cond-style-name=""><text:span text:style-name="a569" text:class-names="">BLEU Evaluation</text:span><text:span text:style-name="a5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89in" svg:y="6.22773in" svg:width="1.5274in" svg:height="0.54111in" draw:id="id134" draw:style-name="a576" draw:name="Rounded Rectangle 46">
          <svg:title/>
          <svg:desc/>
          <text:p text:style-name="a575" text:class-names="" text:cond-style-name=""><text:span text:style-name="a573" text:class-names="">Score Comparison</text:span><text:span text:style-name="a5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5.72431in" svg:y1="2.26541in" svg:x2="5.72431in" svg:y2="2.74829in" draw:id="id135" draw:style-name="a578" draw:name="Straight Arrow Connector 49">
          <svg:title/>
          <svg:desc/>
        </draw:connector>
        <draw:connector draw:type="line" svg:x1="5.72431in" svg:y1="3.58733in" svg:x2="5.72431in" svg:y2="4.0702in" draw:id="id136" draw:style-name="a580" draw:name="Straight Arrow Connector 50">
          <svg:title/>
          <svg:desc/>
        </draw:connector>
        <draw:connector draw:type="line" svg:x1="5.72431in" svg:y1="4.82021in" svg:x2="5.72431in" svg:y2="5.30308in" draw:id="id137" draw:style-name="a582" draw:name="Straight Arrow Connector 51">
          <svg:title/>
          <svg:desc/>
        </draw:connector>
        <draw:connector draw:type="line" svg:x1="5.72258in" svg:y1="6.11986in" svg:x2="5.72258in" svg:y2="6.60273in" draw:id="id138" draw:style-name="a584" draw:name="Straight Arrow Connector 52">
          <svg:title/>
          <svg:desc/>
        </draw:connector>
        <draw:connector draw:type="standard" svg:x1="6.65068in" svg:y1="1.89041in" draw:start-shape="id118" draw:start-glue-point="1" svg:x2="7.71233in" svg:y2="1.08561in" draw:end-shape="id123" draw:end-glue-point="3" draw:id="id139" draw:style-name="a586" draw:name="Elbow Connector 71">
          <svg:title/>
          <svg:desc/>
        </draw:connector>
        <draw:connector draw:type="standard" svg:x1="6.65068in" svg:y1="1.89041in" draw:start-shape="id118" draw:start-glue-point="1" svg:x2="7.71232in" svg:y2="2.67295in" draw:end-shape="id126" draw:end-glue-point="3" draw:id="id140" draw:style-name="a588" draw:name="Elbow Connector 72">
          <svg:title/>
          <svg:desc/>
        </draw:connector>
        <draw:connector draw:type="standard" svg:x1="6.65068in" svg:y1="4.4452in" draw:start-shape="id120" draw:start-glue-point="1" svg:x2="7.71232in" svg:y2="5.21747in" draw:end-shape="id131" draw:end-glue-point="3" draw:id="id141" draw:style-name="a590" draw:name="Elbow Connector 76">
          <svg:title/>
          <svg:desc/>
        </draw:connector>
        <draw:connector draw:type="standard" svg:x1="6.65068in" svg:y1="4.4452in" draw:start-shape="id120" draw:start-glue-point="1" svg:x2="7.71232in" svg:y2="3.67294in" draw:end-shape="id130" draw:end-glue-point="3" draw:id="id142" draw:style-name="a592" draw:name="Elbow Connector 77">
          <svg:title/>
          <svg:desc/>
        </draw:connector>
        <draw:connector draw:type="standard" svg:x1="3.73629in" svg:y1="6.49828in" draw:start-shape="id121" draw:start-glue-point="3" svg:x2="4.80137in" svg:y2="5.7226in" draw:end-shape="id134" draw:end-glue-point="1" draw:id="id143" draw:style-name="a594" draw:transform="translate(-4.26883in -6.11044in) rotate(-3.14159) translate(4.26883in 6.11044in)" draw:name="Elbow Connector 79">
          <svg:title/>
          <svg:desc/>
        </draw:connector>
        <draw:connector draw:type="standard" svg:x1="3.73629in" svg:y1="4.94692in" draw:start-shape="id121" draw:start-glue-point="3" svg:x2="4.80137in" svg:y2="5.7226in" draw:end-shape="id133" draw:end-glue-point="1" draw:id="id144" draw:style-name="a596" draw:transform="translate(-4.26883in -5.33476in) rotate(-3.14159) translate(4.26883in 5.33476in)" draw:name="Elbow Connector 83">
          <svg:title/>
          <svg:desc/>
        </draw:connector>
        <draw:connector draw:type="standard" svg:x1="3.7363in" svg:y1="2.39212in" draw:start-shape="id119" draw:start-glue-point="3" svg:x2="4.80137in" svg:y2="3.16781in" draw:end-shape="id127" draw:end-glue-point="1" draw:id="id145" draw:style-name="a598" draw:transform="translate(-4.26883in -2.77997in) rotate(-3.14159) translate(4.26883in 2.77997in)" draw:name="Elbow Connector 94">
          <svg:title/>
          <svg:desc/>
        </draw:connector>
        <draw:connector draw:type="standard" svg:x1="3.7363in" svg:y1="3.94349in" draw:start-shape="id119" draw:start-glue-point="3" svg:x2="4.80137in" svg:y2="3.16781in" draw:end-shape="id128" draw:end-glue-point="1" draw:id="id146" draw:style-name="a600" draw:transform="translate(-4.26883in -3.55565in) rotate(-3.14159) translate(4.26883in 3.55565in)" draw:name="Elbow Connector 97">
          <svg:title/>
          <svg:desc/>
        </draw:connector>
        <draw:connector draw:type="standard" svg:x1="3.7363in" svg:y1="3.16781in" draw:start-shape="id119" draw:start-glue-point="3" svg:x2="4.80137in" svg:y2="3.16781in" draw:end-shape="id124" draw:end-glue-point="1" draw:id="id147" draw:style-name="a602" draw:transform="translate(-4.26883in -3.16781in) rotate(-3.14159) translate(4.26883in 3.16781in)" draw:name="Elbow Connector 100">
          <svg:title/>
          <svg:desc/>
        </draw:connector>
        <draw:connector draw:type="standard" svg:x1="3.73629in" svg:y1="5.7226in" draw:start-shape="id121" draw:start-glue-point="3" svg:x2="4.80137in" svg:y2="5.7226in" draw:end-shape="id132" draw:end-glue-point="1" draw:id="id148" draw:style-name="a604" draw:transform="translate(-4.26883in -5.7226in) rotate(-3.14159) translate(4.26883in 5.7226in)" draw:name="Elbow Connector 103">
          <svg:title/>
          <svg:desc/>
        </draw:connector>
        <draw:connector draw:type="standard" svg:x1="6.65068in" svg:y1="4.4452in" draw:start-shape="id120" draw:start-glue-point="1" svg:x2="7.71232in" svg:y2="4.4452in" draw:end-shape="id129" draw:end-glue-point="3" draw:id="id149" draw:style-name="a606" draw:name="Elbow Connector 115">
          <svg:title/>
          <svg:desc/>
        </draw:connector>
        <draw:connector draw:type="standard" svg:x1="6.65068in" svg:y1="1.89041in" draw:start-shape="id118" draw:start-glue-point="1" svg:x2="7.71232in" svg:y2="1.89041in" draw:end-shape="id125" draw:end-glue-point="3" draw:id="id150" draw:style-name="a608" draw:name="Elbow Connector 118">
          <svg:title/>
          <svg:desc/>
        </draw:connector>
        <draw:connector draw:type="line" svg:x1="5.72603in" svg:y1="1.01028in" draw:start-shape="id117" draw:start-glue-point="2" svg:x2="5.72603in" svg:y2="1.49315in" draw:end-shape="id118" draw:end-glue-point="0" draw:id="id151" draw:style-name="a610" draw:name="Straight Arrow Connector 121">
          <svg:title/>
          <svg:desc/>
        </draw:connector>
      </draw:page>
      <draw:page draw:name="Slide6" draw:style-name="a611" draw:master-page-name="Master1-Layout1-title-Title-Slide" presentation:presentation-page-layout-name="Master1-PPL1" draw:id="Slide-261">
        <draw:custom-shape svg:x="4.80137in" svg:y="0.15111in" svg:width="1.84931in" svg:height="0.79452in" draw:id="id152" draw:style-name="a615" draw:name="Rounded Rectangle 19">
          <svg:title/>
          <svg:desc/>
          <text:p text:style-name="a614" text:class-names="" text:cond-style-name=""><text:span text:style-name="a612" text:class-names="">Normalization</text:span><text:span text:style-name="a6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6in" svg:y="2.2242in" svg:width="1.84931in" svg:height="0.79452in" draw:id="id153" draw:style-name="a619" draw:name="Rounded Rectangle 21">
          <svg:title/>
          <svg:desc/>
          <text:p text:style-name="a618" text:class-names="" text:cond-style-name=""><text:span text:style-name="a616" text:class-names="">Regex Normalization</text:span><text:span text:style-name="a6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6in" svg:y="4.21682in" svg:width="1.84931in" svg:height="0.79452in" draw:id="id154" draw:style-name="a623" draw:name="Rounded Rectangle 22">
          <svg:title/>
          <svg:desc/>
          <text:p text:style-name="a622" text:class-names="" text:cond-style-name=""><text:span text:style-name="a620" text:class-names="">Spellcheck Based Normalization</text:span><text:span text:style-name="a6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80137in" svg:y="6.60273in" svg:width="1.84931in" svg:height="0.79452in" draw:id="id155" draw:style-name="a627" draw:name="Rounded Rectangle 24">
          <svg:title/>
          <svg:desc/>
          <text:p text:style-name="a626" text:class-names="" text:cond-style-name=""><text:span text:style-name="a624" text:class-names="">Translation</text:span><text:span text:style-name="a6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1052in" svg:y="1.51401in" svg:width="1.5274in" svg:height="0.54111in" draw:id="id156" draw:style-name="a631" draw:name="Rounded Rectangle 28">
          <svg:title/>
          <svg:desc/>
          <text:p text:style-name="a630" text:class-names="" text:cond-style-name=""><text:span text:style-name="a628" text:class-names="">Account Tag Placeholders</text:span><text:span text:style-name="a6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1052in" svg:y="0.73972in" svg:width="1.5274in" svg:height="0.54111in" draw:id="id157" draw:style-name="a635" draw:name="Rounded Rectangle 39">
          <svg:title/>
          <svg:desc/>
          <text:p text:style-name="a634" text:class-names="" text:cond-style-name=""><text:span text:style-name="a632" text:class-names="">Hashtag Normalization</text:span><text:span text:style-name="a6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1052in" svg:y="2.24358in" svg:width="1.5274in" svg:height="0.54111in" draw:id="id158" draw:style-name="a638" draw:name="Rounded Rectangle 40">
          <svg:title/>
          <svg:desc/>
          <text:p text:style-name="a637" text:class-names="" text:cond-style-name=""><text:span text:style-name="a636" text:class-names="">Fused Word Replacement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88013in" svg:y="4.5095in" svg:width="1.5274in" svg:height="0.54111in" draw:id="id159" draw:style-name="a642" draw:name="Rounded Rectangle 41">
          <svg:title/>
          <svg:desc/>
          <text:p text:style-name="a641" text:class-names="" text:cond-style-name=""><text:span text:style-name="a639" text:class-names="">Slang Mapping</text:span><text:span text:style-name="a6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80821in" svg:y="3.66652in" svg:width="1.67124in" svg:height="0.56796in" draw:id="id160" draw:style-name="a646" draw:name="Rounded Rectangle 42">
          <svg:title/>
          <svg:desc/>
          <text:p text:style-name="a645" text:class-names="" text:cond-style-name=""><text:span text:style-name="a643" text:class-names="">Dictionary Supplementation</text:span><text:span text:style-name="a6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88013in" svg:y="5.32564in" svg:width="1.5274in" svg:height="0.54111in" draw:id="id161" draw:style-name="a650" draw:name="Rounded Rectangle 43">
          <svg:title/>
          <svg:desc/>
          <text:p text:style-name="a649" text:class-names="" text:cond-style-name=""><text:span text:style-name="a647" text:class-names="">Spell Check</text:span><text:span text:style-name="a6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3.73792in" svg:y1="1.01028in" draw:start-shape="id153" draw:start-glue-point="3" svg:x2="4.80136in" svg:y2="2.62147in" draw:end-shape="id157" draw:end-glue-point="1" draw:id="id162" draw:style-name="a652" draw:transform="translate(-4.26964in -1.81587in) rotate(-3.14159) translate(4.26964in 1.81587in)" draw:name="Elbow Connector 77">
          <svg:title/>
          <svg:desc/>
        </draw:connector>
        <draw:connector draw:type="line" svg:x1="2.97422in" svg:y1="1.28083in" draw:start-shape="id157" draw:start-glue-point="2" svg:x2="2.97422in" svg:y2="1.51401in" draw:end-shape="id156" draw:end-glue-point="0" draw:id="id163" draw:style-name="a654" draw:name="Straight Arrow Connector 121">
          <svg:title/>
          <svg:desc/>
        </draw:connector>
        <draw:custom-shape svg:x="2.21052in" svg:y="2.99907in" svg:width="1.5274in" svg:height="0.54111in" draw:id="id164" draw:style-name="a658" draw:name="Rounded Rectangle 78">
          <svg:title/>
          <svg:desc/>
          <text:p text:style-name="a657" text:class-names="" text:cond-style-name=""><text:span text:style-name="a655" text:class-names="">Excess Letter Reduction</text:span><text:span text:style-name="a6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97421in" svg:y1="4.97859in" draw:start-shape="id165" draw:start-glue-point="2" svg:x2="2.97421in" svg:y2="5.14443in" draw:end-shape="id166" draw:end-glue-point="0" draw:id="id167" draw:style-name="a660" draw:name="Straight Arrow Connector 80">
          <svg:title/>
          <svg:desc/>
        </draw:connector>
        <draw:custom-shape svg:x="2.21051in" svg:y="3.72864in" svg:width="1.5274in" svg:height="0.54111in" draw:id="id168" draw:style-name="a664" draw:name="Rounded Rectangle 81">
          <svg:title/>
          <svg:desc/>
          <text:p text:style-name="a663" text:class-names="" text:cond-style-name=""><text:span text:style-name="a661" text:class-names="">Unicode Removal</text:span><text:span text:style-name="a6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1052in" svg:y="4.43748in" svg:width="1.5274in" svg:height="0.54111in" draw:id="id165" draw:style-name="a668" draw:name="Rounded Rectangle 82">
          <svg:title/>
          <svg:desc/>
          <text:p text:style-name="a667" text:class-names="" text:cond-style-name=""><text:span text:style-name="a665" text:class-names="">Retweet Removal</text:span><text:span text:style-name="a6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1051in" svg:y="5.14443in" svg:width="1.5274in" svg:height="0.54111in" draw:id="id166" draw:style-name="a672" draw:name="Rounded Rectangle 84">
          <svg:title/>
          <svg:desc/>
          <text:p text:style-name="a671" text:class-names="" text:cond-style-name=""><text:span text:style-name="a669" text:class-names="">Ampersand Expansion</text:span><text:span text:style-name="a6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97421in" svg:y1="4.26974in" draw:start-shape="id168" draw:start-glue-point="2" svg:x2="2.97421in" svg:y2="4.43748in" draw:end-shape="id165" draw:end-glue-point="0" draw:id="id169" draw:style-name="a674" draw:name="Straight Arrow Connector 85">
          <svg:title/>
          <svg:desc/>
        </draw:connector>
        <draw:connector draw:type="line" svg:x1="2.97422in" svg:y1="2.05512in" draw:start-shape="id156" draw:start-glue-point="2" svg:x2="2.97422in" svg:y2="2.24358in" draw:end-shape="id158" draw:end-glue-point="0" draw:id="id170" draw:style-name="a676" draw:name="Straight Arrow Connector 87">
          <svg:title/>
          <svg:desc/>
        </draw:connector>
        <draw:connector draw:type="line" svg:x1="2.97421in" svg:y1="3.54017in" draw:start-shape="id164" draw:start-glue-point="2" svg:x2="2.97421in" svg:y2="3.72864in" draw:end-shape="id168" draw:end-glue-point="0" draw:id="id171" draw:style-name="a678" draw:name="Straight Arrow Connector 88">
          <svg:title/>
          <svg:desc/>
        </draw:connector>
        <draw:connector draw:type="line" svg:x1="8.64383in" svg:y1="5.86674in" draw:start-shape="id161" draw:start-glue-point="2" svg:x2="8.64383in" svg:y2="6.11806in" draw:end-shape="id172" draw:end-glue-point="0" draw:id="id173" draw:style-name="a680" draw:name="Straight Arrow Connector 89">
          <svg:title/>
          <svg:desc/>
        </draw:connector>
        <draw:connector draw:type="line" svg:x1="8.64383in" svg:y1="4.23448in" draw:start-shape="id160" draw:start-glue-point="2" svg:x2="8.64383in" svg:y2="4.5095in" draw:end-shape="id159" draw:end-glue-point="0" draw:id="id174" draw:style-name="a682" draw:name="Straight Arrow Connector 90">
          <svg:title/>
          <svg:desc/>
        </draw:connector>
        <draw:connector draw:type="line" svg:x1="2.97422in" svg:y1="2.78469in" draw:start-shape="id158" draw:start-glue-point="2" svg:x2="2.97421in" svg:y2="2.99907in" draw:end-shape="id164" draw:end-glue-point="0" draw:id="id175" draw:style-name="a684" draw:name="Straight Arrow Connector 91">
          <svg:title/>
          <svg:desc/>
        </draw:connector>
        <draw:connector draw:type="standard" svg:x1="4.42351in" svg:y1="6.06338in" draw:start-shape="id166" draw:start-glue-point="2" svg:x2="3.35206in" svg:y2="4.23623in" draw:end-shape="id154" draw:end-glue-point="3" draw:id="id176" draw:style-name="a686" draw:transform="translate(-3.88779in -5.14981in) rotate(-1.5708) translate(3.88779in 5.14981in)" draw:name="Elbow Connector 107">
          <svg:title/>
          <svg:desc/>
        </draw:connector>
        <draw:connector draw:type="standard" svg:x1="6.65068in" svg:y1="4.36055in" svg:x2="7.80821in" svg:y2="3.13437in" draw:end-shape="id177" draw:end-glue-point="3" draw:id="id178" draw:style-name="a688" draw:name="Elbow Connector 113">
          <svg:title/>
          <svg:desc/>
        </draw:connector>
        <draw:connector draw:type="line" svg:x1="8.64383in" svg:y1="5.05061in" draw:start-shape="id159" draw:start-glue-point="2" svg:x2="8.64383in" svg:y2="5.32564in" draw:end-shape="id161" draw:end-glue-point="0" draw:id="id179" draw:style-name="a690" draw:name="Straight Arrow Connector 119">
          <svg:title/>
          <svg:desc/>
        </draw:connector>
        <draw:connector draw:type="standard" svg:x1="7.49026in" svg:y1="5.84643in" draw:start-shape="id172" draw:start-glue-point="2" svg:x2="7.80425in" svg:y2="7.83958in" draw:end-shape="id155" draw:end-glue-point="1" draw:id="id180" draw:style-name="a692" draw:transform="translate(-7.64726in -6.84301in) rotate(-1.5708) translate(7.64726in 6.84301in)" draw:name="Elbow Connector 123">
          <svg:title/>
          <svg:desc/>
        </draw:connector>
        <draw:custom-shape svg:x="7.70376in" svg:y="1.28083in" svg:width="1.88014in" svg:height="0.71127in" draw:id="id181" draw:style-name="a696" draw:name="Rounded Rectangle 133">
          <svg:title/>
          <svg:desc/>
          <text:p text:style-name="a695" text:class-names="" text:cond-style-name=""><text:span text:style-name="a693" text:class-names="">Lower Case and Remove Line Breaks</text:span><text:span text:style-name="a6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80821in" svg:y="2.85039in" svg:width="1.67124in" svg:height="0.56796in" draw:id="id177" draw:style-name="a700" draw:name="Rounded Rectangle 140">
          <svg:title/>
          <svg:desc/>
          <text:p text:style-name="a699" text:class-names="" text:cond-style-name=""><text:span text:style-name="a697" text:class-names="">Strip Punctuation and Split to Array</text:span><text:span text:style-name="a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standard" svg:x1="7.0603in" svg:y1="0.30219in" draw:start-shape="id152" draw:start-glue-point="2" svg:x2="6.36948in" svg:y2="2.27992in" draw:end-shape="id181" draw:end-glue-point="3" draw:id="id182" draw:style-name="a702" draw:transform="translate(-6.71489in -1.29105in) rotate(-4.71239) translate(6.71489in 1.29105in)" draw:name="Elbow Connector 142">
          <svg:title/>
          <svg:desc/>
        </draw:connector>
        <draw:connector draw:type="standard" svg:x1="7.33257in" svg:y1="1.31021in" draw:start-shape="id181" draw:start-glue-point="2" svg:x2="7.96194in" svg:y2="3.30336in" draw:end-shape="id153" draw:end-glue-point="1" draw:id="id183" draw:style-name="a704" draw:transform="translate(-7.64725in -2.30678in) rotate(-1.5708) translate(7.64725in 2.30678in)" draw:name="Elbow Connector 145">
          <svg:title/>
          <svg:desc/>
        </draw:connector>
        <draw:custom-shape svg:x="7.80821in" svg:y="6.11806in" svg:width="1.67124in" svg:height="0.56796in" draw:id="id172" draw:style-name="a708" draw:name="Rounded Rectangle 153">
          <svg:title/>
          <svg:desc/>
          <text:p text:style-name="a707" text:class-names="" text:cond-style-name=""><text:span text:style-name="a705" text:class-names="">Convert to JSON</text:span><text:span text:style-name="a7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4" draw:style-name="a709" draw:master-page-name="Master1-Layout1-title-Title-Slide" presentation:presentation-page-layout-name="Master1-PPL1" draw:id="Slide-259">
        <draw:custom-shape svg:x="0.36068in" svg:y="2.89235in" svg:width="1.98535in" svg:height="1.37613in" draw:id="id184" draw:style-name="a712" draw:name="Oval 6">
          <svg:title/>
          <svg:desc/>
          <text:p text:style-name="a711" text:class-names="" text:cond-style-name=""><text:span text:style-name="a710" text:class-names="">Translation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8761in" svg:y="1.77306in" svg:width="2.35349in" svg:height="1.31329in" draw:id="id185" draw:style-name="a715" draw:name="Diamond 26">
          <svg:title/>
          <svg:desc/>
          <text:p text:style-name="a714" text:class-names="" text:cond-style-name=""><text:span text:style-name="a713" text:class-names="">Manual Web Translation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3.07033in" svg:y="3.27825in" svg:width="1.52276in" svg:height="0.73045in" draw:id="id186" draw:style-name="a718" draw:name="Rectangle 31">
          <svg:title/>
          <svg:desc/>
          <text:p text:style-name="a717" text:class-names="" text:cond-style-name=""><text:span text:style-name="a716" text:class-names="">Output JS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374in" svg:y="4.0087in" svg:width="2.25297in" svg:height="1.25in" draw:id="id187" draw:style-name="a721" draw:name="Diamond 48">
          <svg:title/>
          <svg:desc/>
          <text:p text:style-name="a720" text:class-names="" text:cond-style-name=""><text:span text:style-name="a719" text:class-names="">Automatic API Translation</text:span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82" svg:viewBox="0 0 20 30" svg:d="m10 0-10 30h20z"/>
    <draw:marker draw:name="a681" svg:viewBox="0 0 20 30" svg:d="m10 0-10 30h20z"/>
    <draw:marker draw:name="a384" svg:viewBox="0 0 20 30" svg:d="m10 0-10 30h20z"/>
    <draw:marker draw:name="a683" svg:viewBox="0 0 20 30" svg:d="m10 0-10 30h20z"/>
    <draw:marker draw:name="a434" svg:viewBox="0 0 20 30" svg:d="m10 0-10 30h20z"/>
    <draw:marker draw:name="a685" svg:viewBox="0 0 20 30" svg:d="m10 0-10 30h20z"/>
    <draw:marker draw:name="a436" svg:viewBox="0 0 20 30" svg:d="m10 0-10 30h20z"/>
    <draw:marker draw:name="a687" svg:viewBox="0 0 20 30" svg:d="m10 0-10 30h20z"/>
    <draw:marker draw:name="a438" svg:viewBox="0 0 20 30" svg:d="m10 0-10 30h20z"/>
    <draw:marker draw:name="a689" svg:viewBox="0 0 20 30" svg:d="m10 0-10 30h20z"/>
    <draw:marker draw:name="a591" svg:viewBox="0 0 20 30" svg:d="m10 0-10 30h20z"/>
    <draw:marker draw:name="a593" svg:viewBox="0 0 20 30" svg:d="m10 0-10 30h20z"/>
    <draw:marker draw:name="a595" svg:viewBox="0 0 20 30" svg:d="m10 0-10 30h20z"/>
    <draw:marker draw:name="a597" svg:viewBox="0 0 20 30" svg:d="m10 0-10 30h20z"/>
    <draw:marker draw:name="a599" svg:viewBox="0 0 20 30" svg:d="m10 0-10 30h20z"/>
    <draw:marker draw:name="a601" svg:viewBox="0 0 20 30" svg:d="m10 0-10 30h20z"/>
    <draw:marker draw:name="a577" svg:viewBox="0 0 20 30" svg:d="m10 0-10 30h20z"/>
    <draw:marker draw:name="a480" svg:viewBox="0 0 20 30" svg:d="m10 0-10 30h20z"/>
    <draw:marker draw:name="a579" svg:viewBox="0 0 20 30" svg:d="m10 0-10 30h20z"/>
    <draw:marker draw:name="a603" svg:viewBox="0 0 20 30" svg:d="m10 0-10 30h20z"/>
    <draw:marker draw:name="a482" svg:viewBox="0 0 20 30" svg:d="m10 0-10 30h20z"/>
    <draw:marker draw:name="a605" svg:viewBox="0 0 20 30" svg:d="m10 0-10 30h20z"/>
    <draw:marker draw:name="a484" svg:viewBox="0 0 20 30" svg:d="m10 0-10 30h20z"/>
    <draw:marker draw:name="a607" svg:viewBox="0 0 20 30" svg:d="m10 0-10 30h20z"/>
    <draw:marker draw:name="a486" svg:viewBox="0 0 20 30" svg:d="m10 0-10 30h20z"/>
    <draw:marker draw:name="a609" svg:viewBox="0 0 20 30" svg:d="m10 0-10 30h20z"/>
    <draw:marker draw:name="a440" svg:viewBox="0 0 20 30" svg:d="m10 0-10 30h20z"/>
    <draw:marker draw:name="a391" svg:viewBox="0 0 20 30" svg:d="m10 0-10 30h20z"/>
    <draw:marker draw:name="a691" svg:viewBox="0 0 20 30" svg:d="m10 0-10 30h20z"/>
    <draw:marker draw:name="a442" svg:viewBox="0 0 20 30" svg:d="m10 0-10 30h20z"/>
    <draw:marker draw:name="a393" svg:viewBox="0 0 20 30" svg:d="m10 0-10 30h20z"/>
    <draw:marker draw:name="a395" svg:viewBox="0 0 20 30" svg:d="m10 0-10 30h20z"/>
    <draw:marker draw:name="a397" svg:viewBox="0 0 20 30" svg:d="m10 0-10 30h20z"/>
    <draw:marker draw:name="a447" svg:viewBox="0 0 20 30" svg:d="m10 0-10 30h20z"/>
    <draw:marker draw:name="a673" svg:viewBox="0 0 20 30" svg:d="m10 0-10 30h20z"/>
    <draw:marker draw:name="a399" svg:viewBox="0 0 20 30" svg:d="m10 0-10 30h20z"/>
    <draw:marker draw:name="a449" svg:viewBox="0 0 20 30" svg:d="m10 0-10 30h20z"/>
    <draw:marker draw:name="a675" svg:viewBox="0 0 20 30" svg:d="m10 0-10 30h20z"/>
    <draw:marker draw:name="a401" svg:viewBox="0 0 20 30" svg:d="m10 0-10 30h20z"/>
    <draw:marker draw:name="a651" svg:viewBox="0 0 20 30" svg:d="m10 0-10 30h20z"/>
    <draw:marker draw:name="a677" svg:viewBox="0 0 20 30" svg:d="m10 0-10 30h20z"/>
    <draw:marker draw:name="a701" svg:viewBox="0 0 20 30" svg:d="m10 0-10 30h20z"/>
    <draw:marker draw:name="a403" svg:viewBox="0 0 20 30" svg:d="m10 0-10 30h20z"/>
    <draw:marker draw:name="a653" svg:viewBox="0 0 20 30" svg:d="m10 0-10 30h20z"/>
    <draw:marker draw:name="a679" svg:viewBox="0 0 20 30" svg:d="m10 0-10 30h20z"/>
    <draw:marker draw:name="a703" svg:viewBox="0 0 20 30" svg:d="m10 0-10 30h20z"/>
    <draw:marker draw:name="a581" svg:viewBox="0 0 20 30" svg:d="m10 0-10 30h20z"/>
    <draw:marker draw:name="a583" svg:viewBox="0 0 20 30" svg:d="m10 0-10 30h20z"/>
    <draw:marker draw:name="a408" svg:viewBox="0 0 20 30" svg:d="m10 0-10 30h20z"/>
    <draw:marker draw:name="a585" svg:viewBox="0 0 20 30" svg:d="m10 0-10 30h20z"/>
    <draw:marker draw:name="a659" svg:viewBox="0 0 20 30" svg:d="m10 0-10 30h20z"/>
    <draw:marker draw:name="a587" svg:viewBox="0 0 20 30" svg:d="m10 0-10 30h20z"/>
    <draw:marker draw:name="a589" svg:viewBox="0 0 20 30" svg:d="m10 0-10 30h20z"/>
    <draw:marker draw:name="a491" svg:viewBox="0 0 20 30" svg:d="m10 0-10 30h20z"/>
    <draw:marker draw:name="a476" svg:viewBox="0 0 20 30" svg:d="m10 0-10 30h20z"/>
    <draw:marker draw:name="a502" svg:viewBox="0 0 20 30" svg:d="m10 0-10 30h20z"/>
    <draw:marker draw:name="a478" svg:viewBox="0 0 20 30" svg:d="m10 0-10 30h20z"/>
    <draw:marker draw:name="a45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5/2016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5/2016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5/2016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5/2016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5/2016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5/2016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5/2016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5/2016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5/2016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5/2016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5/2016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5/2016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lex Burley</meta:initial-creator>
    <dc:creator>Alex Burley</dc:creator>
    <meta:creation-date>2016-04-24T20:00:35Z</meta:creation-date>
    <dc:date>2016-05-01T22:36:11Z</dc:date>
    <meta:editing-cycles>9</meta:editing-cycles>
    <meta:editing-duration>PT56688S</meta:editing-duration>
    <meta:document-statistic meta:paragraph-count="71" meta:word-count="162"/>
  </office:meta>
</office:document-meta>
</file>